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'Helvetica Neue', Roboto, Arial, sans-serif"/>
    <style:font-face style:name="Consolas" svg:font-family="Consolas, Monaco, Menlo, 'Courier New', monospace"/>
    <style:font-face style:name="Helvetica Neue" svg:font-family="'Helvetica Neue', Roboto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rsid="00103dec" officeooo:paragraph-rsid="00103dec"/>
    </style:style>
    <style:style style:name="P3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11.25pt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444444" style:font-name="Helvetica Neue" fo:font-size="11.25pt" fo:letter-spacing="normal" fo:font-style="normal" fo:font-weight="normal" officeooo:paragraph-rsid="0012caf2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1d8102" style:font-name="Amazon Ember" fo:font-size="10.5pt" fo:letter-spacing="normal" fo:font-style="normal" fo:font-weight="normal"/>
    </style:style>
    <style:style style:name="T1" style:family="text">
      <style:text-properties officeooo:rsid="00103dec"/>
    </style:style>
    <style:style style:name="T2" style:family="text">
      <style:text-properties fo:color="#16191f" style:font-name="Amazon Ember" fo:font-size="10.5pt"/>
    </style:style>
    <style:style style:name="T3" style:family="text">
      <style:text-properties fo:color="#1d8102" style:font-name="Amazon Ember" fo:font-size="10.5pt"/>
    </style:style>
    <style:style style:name="T4" style:family="text">
      <style:text-properties fo:color="#000000" style:font-name="Consolas" fo:font-size="10.5pt"/>
    </style:style>
    <style:style style:name="T5" style:family="text">
      <style:text-properties fo:color="#582800" style:font-name="Consolas" fo:font-size="10.5pt"/>
    </style:style>
    <style:style style:name="T6" style:family="text">
      <style:text-properties fo:color="#333333" style:font-name="Consolas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ws configure</text:p>
      <text:p text:style-name="P2"/>
      <text:p text:style-name="P1">aws ec2 create-key-pair --key-name MyKeyPair</text:p>
      <text:p text:style-name="P1">aws ec2 create-security-group --group-name MySecurityGroup --description "My security group"</text:p>
      <text:p text:style-name="P3">ami-08e4e35cccc6189f4</text:p>
      <text:p text:style-name="P5">sg-02b6938baf075bcfb</text:p>
      <text:p text:style-name="P4">aws ec2 run-instances --image-id ami-08e4e35cccc6189f4 --count 1 --instance-type t2.micro --key-name <text:span text:style-name="T2">MyKeyPairEC2</text:span> --security-group-ids <text:span text:style-name="T3">sg-02b6938baf075bcfb</text:span> --subnet-id <text:span text:style-name="T2">subnet-014a9392fdea3368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'Helvetica Neue', Roboto, Arial, sans-serif"/>
    <style:font-face style:name="Consolas" svg:font-family="Consolas, Monaco, Menlo, 'Courier New', monospace"/>
    <style:font-face style:name="Helvetica Neue" svg:font-family="'Helvetica Neue', Roboto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1:36:46.195132348</meta:creation-date>
    <dc:date>2022-01-27T19:09:19.144480658</dc:date>
    <meta:editing-duration>PT6H1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42" meta:character-count="382" meta:non-whitespace-character-count="355"/>
  </office:meta>
</office:document-meta>
</file>